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GB" style:text-underline-style="solid" style:text-underline-width="auto" style:text-underline-color="font-color" fo:font-weight="bold" officeooo:rsid="0002a9d3" officeooo:paragraph-rsid="0002a9d3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fo:font-size="11pt" fo:language="en" fo:country="GB" style:text-underline-style="none" fo:font-weight="normal" officeooo:rsid="0002a9d3" officeooo:paragraph-rsid="0002a9d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" style:family="paragraph" style:parent-style-name="Standard">
      <style:text-properties fo:font-size="11pt" fo:language="en" fo:country="GB" style:text-underline-style="none" fo:font-weight="normal" officeooo:rsid="0004676f" officeooo:paragraph-rsid="0004676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text-properties fo:font-size="11pt" fo:language="en" fo:country="GB" style:text-underline-style="none" fo:font-weight="normal" officeooo:rsid="0004676f" officeooo:paragraph-rsid="0008871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text-properties fo:font-size="11pt" fo:language="en" fo:country="GB" style:text-underline-style="none" fo:font-weight="normal" officeooo:rsid="0004676f" officeooo:paragraph-rsid="0007510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text-properties fo:font-size="11pt" fo:language="en" fo:country="GB" style:text-underline-style="none" fo:font-weight="normal" officeooo:rsid="0004676f" officeooo:paragraph-rsid="000b7c7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fo:font-size="11pt" fo:language="en" fo:country="GB" style:text-underline-style="none" fo:font-weight="normal" officeooo:rsid="0004676f" officeooo:paragraph-rsid="000a55f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fo:font-size="11pt" fo:language="en" fo:country="GB" style:text-underline-style="none" fo:font-weight="normal" officeooo:rsid="0004676f" officeooo:paragraph-rsid="001748e2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fo:font-size="11pt" fo:language="en" fo:country="GB" style:text-underline-style="none" fo:font-weight="normal" officeooo:rsid="00056e03" officeooo:paragraph-rsid="00056e0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text-properties fo:font-size="11pt" fo:language="en" fo:country="GB" style:text-underline-style="none" fo:font-weight="normal" officeooo:rsid="00088717" officeooo:paragraph-rsid="0008871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text-properties fo:font-size="11pt" fo:language="en" fo:country="GB" style:text-underline-style="none" fo:font-weight="normal" officeooo:rsid="000d3977" officeooo:paragraph-rsid="000d397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text-properties fo:font-size="11pt" fo:language="en" fo:country="GB" style:text-underline-style="none" fo:font-weight="normal" officeooo:rsid="000f08be" officeooo:paragraph-rsid="0010297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text-properties fo:font-size="11pt" fo:language="en" fo:country="GB" style:text-underline-style="none" fo:font-weight="normal" officeooo:rsid="00112989" officeooo:paragraph-rsid="0011298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text-properties fo:font-size="11pt" fo:language="en" fo:country="GB" style:text-underline-style="none" fo:font-weight="normal" officeooo:rsid="0012017f" officeooo:paragraph-rsid="0012017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text-properties fo:font-size="11pt" fo:language="en" fo:country="GB" style:text-underline-style="none" fo:font-weight="normal" officeooo:rsid="0018bdb6" officeooo:paragraph-rsid="0018bdb6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text-properties fo:font-size="11pt" fo:language="en" fo:country="GB" style:text-underline-style="none" fo:font-weight="normal" officeooo:rsid="0019a2b6" officeooo:paragraph-rsid="0019a2b6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text-properties fo:font-size="11pt" fo:language="en" fo:country="GB" style:text-underline-style="none" fo:font-weight="normal" officeooo:rsid="001b3afb" officeooo:paragraph-rsid="001b3af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text-properties fo:font-size="11pt" fo:language="en" fo:country="GB" style:text-underline-style="none" fo:font-weight="normal" officeooo:rsid="001b6a0f" officeooo:paragraph-rsid="001b6a0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text-properties fo:font-size="11pt" fo:language="en" fo:country="GB" style:text-underline-style="none" fo:font-weight="normal" officeooo:rsid="001d34e0" officeooo:paragraph-rsid="001d34e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0d3977" officeooo:paragraph-rsid="000d397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1359e5" officeooo:paragraph-rsid="001359e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0a55f4" officeooo:paragraph-rsid="000a55f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0a55f4" officeooo:paragraph-rsid="001556c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style:text-properties fo:font-size="12pt" fo:language="en" fo:country="GB" style:text-underline-style="solid" style:text-underline-width="auto" style:text-underline-color="font-color" fo:font-weight="normal" officeooo:rsid="000a55f4" officeooo:paragraph-rsid="000a55f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fo:font-size="12pt" fo:language="en" fo:country="GB" style:text-underline-style="solid" style:text-underline-width="auto" style:text-underline-color="font-color" fo:font-weight="normal" officeooo:rsid="001748e2" officeooo:paragraph-rsid="001748e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fo:font-size="12pt" fo:language="en" fo:country="GB" style:text-underline-style="none" fo:font-weight="normal" officeooo:rsid="000a55f4" officeooo:paragraph-rsid="000a55f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fo:font-size="12pt" fo:language="en" fo:country="GB" style:text-underline-style="none" fo:font-weight="normal" officeooo:rsid="000a55f4" officeooo:paragraph-rsid="001556c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fo:font-size="12pt" fo:language="en" fo:country="GB" style:text-underline-style="none" fo:font-weight="normal" officeooo:rsid="001748e2" officeooo:paragraph-rsid="001748e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04676f"/>
    </style:style>
    <style:style style:name="T2" style:family="text">
      <style:text-properties officeooo:rsid="00056e03"/>
    </style:style>
    <style:style style:name="T3" style:family="text">
      <style:text-properties officeooo:rsid="0007510f"/>
    </style:style>
    <style:style style:name="T4" style:family="text">
      <style:text-properties officeooo:rsid="00088717"/>
    </style:style>
    <style:style style:name="T5" style:family="text">
      <style:text-properties officeooo:rsid="000a55f4"/>
    </style:style>
    <style:style style:name="T6" style:family="text">
      <style:text-properties officeooo:rsid="000b7c71"/>
    </style:style>
    <style:style style:name="T7" style:family="text">
      <style:text-properties officeooo:rsid="000f08be"/>
    </style:style>
    <style:style style:name="T8" style:family="text">
      <style:text-properties officeooo:rsid="000fe842"/>
    </style:style>
    <style:style style:name="T9" style:family="text">
      <style:text-properties officeooo:rsid="0013474e"/>
    </style:style>
    <style:style style:name="T10" style:family="text">
      <style:text-properties officeooo:rsid="001556cd"/>
    </style:style>
    <style:style style:name="T11" style:family="text">
      <style:text-properties officeooo:rsid="001748e2"/>
    </style:style>
    <style:style style:name="T12" style:family="text">
      <style:text-properties officeooo:rsid="001a16ba"/>
    </style:style>
    <style:style style:name="T13" style:family="text">
      <style:text-properties officeooo:rsid="001b6a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-statements:</text:p>
      <text:p text:style-name="P2"/>
      <text:p text:style-name="P3">– If statements are conditional statements. If the condition is true, they run the code. If not, they move past it. <text:span text:style-name="T2">The syntax is:</text:span></text:p>
      <text:p text:style-name="P3"/>
      <text:p text:style-name="P9">if(/condition/) {</text:p>
      <text:p text:style-name="P9"><text:s text:c="4"/>// conditional code</text:p>
      <text:p text:style-name="P9">}</text:p>
      <text:p text:style-name="P9"/>
      <text:p text:style-name="P10"><text:span text:style-name="T1">– </text:span>The syntax for an if-else statement is:</text:p>
      <text:p text:style-name="P10"/>
      <text:p text:style-name="P10">if(/condition/) {</text:p>
      <text:p text:style-name="P10"><text:s text:c="4"/>// run this if condition is true</text:p>
      <text:p text:style-name="P10">} else {</text:p>
      <text:p text:style-name="P10"><text:s text:c="4"/>// run this if condition is false</text:p>
      <text:p text:style-name="P10">}</text:p>
      <text:p text:style-name="P10"/>
      <text:p text:style-name="P4">– <text:span text:style-name="T4">If you only need to execute a single line of code within the conditional statement, it can be written on a single line. The syntax is:</text:span></text:p>
      <text:p text:style-name="P4"/>
      <text:p text:style-name="P10">if(/condition/) // conditional code</text:p>
      <text:p text:style-name="P10">else // other conditional code</text:p>
      <text:p text:style-name="P9"/>
      <text:p text:style-name="P5">– <text:span text:style-name="T3">JavaScript will coerce the condition within an if statement into either 'true' or 'false' when determining if it will run it.'false', 'null', 'undefined', empty strings (" " / ' '), 0 and NaN will register as false. Otherwise, it will register as true.</text:span></text:p>
      <text:p text:style-name="P5"/>
      <text:p text:style-name="P6">– <text:span text:style-name="T6">Else-statements can be chained together. This allows you to output a variety of responses.</text:span></text:p>
      <text:p text:style-name="P6"/>
      <text:p text:style-name="P20">Logical Operators:</text:p>
      <text:p text:style-name="P20"/>
      <text:p text:style-name="P11">1) '!' is a 'not' operator. It will give the opposite value. For example '!true = false'. <text:span text:style-name="T7">Moreover, </text:span>'!'string' = false'.</text:p>
      <text:p text:style-name="P11"/>
      <text:p text:style-name="P12">2) '||' is an 'or' operator. <text:span text:style-name="T8">One variable is place on side, and one variable is placed on the other side. If either variable is true, it will return a value of true. For example, '1 || false = true'. Moreover, 'abc || true = true'.</text:span></text:p>
      <text:p text:style-name="P12"/>
      <text:p text:style-name="P13">3) '&amp;&amp;' functions in reverse to the above operator. If either variable is false, it will return a value of false. For example '44 &amp;&amp; null = false'. Moreover, '77 &amp;&amp; abc = true'.</text:p>
      <text:p text:style-name="P13"/>
      <text:p text:style-name="P14">The <text:span text:style-name="T9">syntax </text:span>order is: ! / &amp;&amp; / ||</text:p>
      <text:p text:style-name="P14"/>
      <text:p text:style-name="P21">Comparison Operators:</text:p>
      <text:p text:style-name="P21"/>
      <text:p text:style-name="P15">1) &lt; / &gt; are 'less than' and 'greater than'.</text:p>
      <text:p text:style-name="P15"/>
      <text:p text:style-name="P16">2) &lt;= / &gt;= <text:s/>are <text:span text:style-name="T12">'</text:span>less than or equal to<text:span text:style-name="T12">'</text:span> and <text:span text:style-name="T12">'</text:span>greater than or equal to<text:span text:style-name="T12">'</text:span>.</text:p>
      <text:p text:style-name="P16"/>
      <text:p text:style-name="P17">3) === compares to values. It returns true if they are the same, and false if not. <text:span text:style-name="T13">For example, '4 === '4'' is false.</text:span></text:p>
      <text:p text:style-name="P17"/>
      <text:p text:style-name="P18">3) == also compares values. However, it will attempt to coerce data types if they are not the same. For example, '4 == '4'' is true. Moreover, 'true == 1' is true.</text:p>
      <text:p text:style-name="P18"/>
      <text:p text:style-name="P19">4) != / !== returns the opposite value.</text:p>
      <text:p text:style-name="P6"/>
      <text:p text:style-name="P1">Code Examples:</text:p>
      <text:p text:style-name="P1"><text:soft-page-break/></text:p>
      <text:p text:style-name="P22">Chained Else-block Code:</text:p>
      <text:p text:style-name="P26"/>
      <text:p text:style-name="P26">let flag1 = false;</text:p>
      <text:p text:style-name="P26">let flag2 = false;</text:p>
      <text:p text:style-name="P26">let flag3 = true;</text:p>
      <text:p text:style-name="P26"/>
      <text:p text:style-name="P26">if (flag1) {</text:p>
      <text:p text:style-name="P26"><text:s text:c="4"/>console.log('This will not print.');</text:p>
      <text:p text:style-name="P26">} else if (flag2) {</text:p>
      <text:p text:style-name="P26"><text:s text:c="4"/>console.log('This will not print either.');</text:p>
      <text:p text:style-name="P26">} else if (flag3) {</text:p>
      <text:p text:style-name="P26"><text:s text:c="4"/>console.log('This will print!');</text:p>
      <text:p text:style-name="P26">}</text:p>
      <text:p text:style-name="P26"/>
      <text:p text:style-name="P24">Output:</text:p>
      <text:p text:style-name="P24"/>
      <text:p text:style-name="P26">This will print!</text:p>
      <text:p text:style-name="P26"/>
      <text:p text:style-name="P22">Explanation:</text:p>
      <text:p text:style-name="P26"/>
      <text:p text:style-name="P7">– <text:span text:style-name="T5">Lines #1 – 3 create the variables 'flag1', 'flag2' and 'flag3' and set their boolean value.</text:span></text:p>
      <text:p text:style-name="P7">– <text:span text:style-name="T5">Line #5 is an if statement. If 'flag1' is true, the text is printed. 'flag1' is false, so the text doesn't print.</text:span></text:p>
      <text:p text:style-name="P7">– <text:span text:style-name="T5">Line #6 is an else-if statement. If 'flag2' is true, the text is printed. 'flag2' is false, so the text doesn't print.</text:span></text:p>
      <text:p text:style-name="P7">– <text:span text:style-name="T5">Line #7 is an else-if statement. If 'flag3' is true, the text is printed. 'flag3' is true, so the text is printed.</text:span></text:p>
      <text:p text:style-name="P7"/>
      <text:p text:style-name="P23"><text:span text:style-name="T10">Logical Operator </text:span>Code:</text:p>
      <text:p text:style-name="P27"/>
      <text:p text:style-name="P28">if (!('abc' &amp;&amp; 0)) {</text:p>
      <text:p text:style-name="P28"><text:s text:c="8"/>console.log('A');</text:p>
      <text:p text:style-name="P28">} else {</text:p>
      <text:p text:style-name="P28"><text:s text:c="8"/>console.log('B');</text:p>
      <text:p text:style-name="P28">}</text:p>
      <text:p text:style-name="P28"/>
      <text:p text:style-name="P25">Output:</text:p>
      <text:p text:style-name="P25"/>
      <text:p text:style-name="P28">A</text:p>
      <text:p text:style-name="P27"/>
      <text:p text:style-name="P23">Explanation:</text:p>
      <text:p text:style-name="P23"/>
      <text:p text:style-name="P8">– <text:span text:style-name="T11">Line #1 is an if statement. 'abc' is true, and 0 is false. Therefore, 'abc' &amp;&amp; 0 returns false, as one or more values are false. Therefore, !('abc' &amp;&amp; 0) returns true, as it is the opposite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7S</meta:editing-duration>
    <meta:editing-cycles>26</meta:editing-cycles>
    <meta:generator>LibreOffice/5.0.4.2$Windows_x86 LibreOffice_project/2b9802c1994aa0b7dc6079e128979269cf95bc78</meta:generator>
    <dc:date>2022-07-06T02:23:16.451000000</dc:date>
    <meta:document-statistic meta:table-count="0" meta:image-count="0" meta:object-count="0" meta:page-count="2" meta:paragraph-count="56" meta:word-count="537" meta:character-count="2968" meta:non-whitespace-character-count="2435"/>
    <meta:user-defined meta:name="Info 1"/>
    <meta:user-defined meta:name="Info 2"/>
    <meta:user-defined meta:name="Info 3"/>
    <meta:user-defined meta:name="Info 4"/>
  </office:meta>
</office:document-meta>
</file>